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officeooo:rsid="0005ddc4" officeooo:paragraph-rsid="0005ddc4"/>
    </style:style>
    <style:style style:name="P2" style:family="paragraph" style:parent-style-name="Standard">
      <style:paragraph-properties fo:padding="0.049cm" fo:border="0.06pt solid #000000" style:shadow="none"/>
      <style:text-properties officeooo:rsid="0007aa70" officeooo:paragraph-rsid="0007aa70"/>
    </style:style>
    <style:style style:name="T1" style:family="text">
      <style:text-properties officeooo:rsid="0007aa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Given a non negitive integer , find the minimum value that is to be added to make it a palindrome.</text:p>
      <text:p text:style-name="P1"/>
      <text:p text:style-name="P1">2.In a cricket match , given a score find number of ways using minimum number of balls <text:s/>to win. assuming no extras.</text:p>
      <text:p text:style-name="P1"/>
      <text:p text:style-name="P1">3.<text:span text:style-name="T1">A boy can climb one step at a time or two steps at a time. Find the number of ways he can climb n steps where n is very large </text:span></text:p>
      <text:p text:style-name="P1"/>
      <text:p text:style-name="P2">4.The boy has grown up , now he can climb atmost n steps at a time , find number of ways to climb n steps and again n is sufficiently bi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3:47:58.676911445</meta:creation-date>
    <dc:date>2014-10-07T14:17:55.509657330</dc:date>
    <meta:editing-duration>PT14M45S</meta:editing-duration>
    <meta:editing-cycles>1</meta:editing-cycles>
    <meta:document-statistic meta:table-count="0" meta:image-count="0" meta:object-count="0" meta:page-count="1" meta:paragraph-count="4" meta:word-count="103" meta:character-count="480" meta:non-whitespace-character-count="379"/>
    <meta:generator>LibreOffice/4.2.6.3$Linux_X86_64 LibreOffice_project/420m0$Build-3</meta:generator>
  </office:meta>
</office:document-meta>
</file>